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382in"/>
    </style:style>
    <style:style style:name="co3" style:family="table-column">
      <style:table-column-properties fo:break-before="auto" style:column-width="1.278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1.2563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3217in"/>
    </style:style>
    <style:style style:name="co11" style:family="table-column">
      <style:table-column-properties fo:break-before="auto" style:column-width="1.2453in"/>
    </style:style>
    <style:style style:name="co12" style:family="table-column">
      <style:table-column-properties fo:break-before="auto" style:column-width="1.1138in"/>
    </style:style>
    <style:style style:name="co13" style:family="table-column">
      <style:table-column-properties fo:break-before="auto" style:column-width="1.289in"/>
    </style:style>
    <style:style style:name="co14" style:family="table-column">
      <style:table-column-properties fo:break-before="auto" style:column-width="1.3866in"/>
    </style:style>
    <style:style style:name="co15" style:family="table-column">
      <style:table-column-properties fo:break-before="auto" style:column-width="1.3654in"/>
    </style:style>
    <style:style style:name="co16" style:family="table-column">
      <style:table-column-properties fo:break-before="auto" style:column-width="1.8571in"/>
    </style:style>
    <style:style style:name="co17" style:family="table-column">
      <style:table-column-properties fo:break-before="auto" style:column-width="1.1465in"/>
    </style:style>
    <style:style style:name="co18" style:family="table-column">
      <style:table-column-properties fo:break-before="auto" style:column-width="1.0047in"/>
    </style:style>
    <style:style style:name="co19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Octo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5"/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 table:number-columns-repeated="2"/>
          <table:table-cell office:value-type="string">
            <text:p>Day:</text:p>
          </table:table-cell>
          <table:table-cell table:style-name="ce3" table:formula="oooc:=DAYS(NOW();[January.A4])" office:value-type="float" office:value="270.946296296293">
            <text:p>270.95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2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5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4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92">
            <text:p>12792</text:p>
          </table:table-cell>
          <table:table-cell table:formula="oooc:=[.D6]-[.D5]" office:value-type="float" office:value="33">
            <text:p>33</text:p>
          </table:table-cell>
          <table:table-cell table:formula="oooc:=[.D6]/[.C6]" office:value-type="float" office:value="49.96875">
            <text:p>49.97</text:p>
          </table:table-cell>
          <table:table-cell office:value-type="string">
            <text:p>Started on the rebels</text:p>
          </table:table-cell>
          <table:table-cell table:number-columns-repeated="4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9337642988425">
            <text:p>0.93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3-23T23:04:45.739716">
            <text:p>03/23/09</text:p>
          </table:table-cell>
          <table:table-cell/>
          <table:table-cell table:style-name="ce2" table:formula="oooc:=DAYS(NOW();[January.A4])" office:value-type="float" office:value="270.946319444447">
            <text:p>270.95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3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889475083087124">
            <text:p>0.89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5-03T03:39:57.318579">
            <text:p>05/03/09</text:p>
          </table:table-cell>
          <table:table-cell/>
          <table:table-cell table:style-name="ce2" table:formula="oooc:=DAYS(NOW();[January.A4])" office:value-type="float" office:value="270.946319444447">
            <text:p>270.95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808278187535602">
            <text:p>0.81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6-12T03:19:57.825877">
            <text:p>06/12/09</text:p>
          </table:table-cell>
          <table:table-cell/>
          <table:table-cell table:style-name="ce2" table:formula="oooc:=DAYS(NOW();[January.A4])" office:value-type="float" office:value="270.946319444447">
            <text:p>270.95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ce4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720622448019755">
            <text:p>0.72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7-24T20:39:11.319372">
            <text:p>07/24/09</text:p>
          </table:table-cell>
          <table:table-cell/>
          <table:table-cell table:style-name="ce2" table:formula="oooc:=DAYS(NOW();[January.A4])" office:value-type="float" office:value="270.946319444447">
            <text:p>270.95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ce4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545310968988061">
            <text:p>0.55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6-16T23:55:40.819831">
            <text:p>06/16/09</text:p>
          </table:table-cell>
          <table:table-cell/>
          <table:table-cell table:style-name="ce2" table:formula="oooc:=DAYS(NOW();[January.A4])" office:value-type="float" office:value="270.946319444447">
            <text:p>270.95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ce4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0-08T22:42:42">
            <text:p>10/08/08</text:p>
          </table:table-cell>
          <table:table-cell table:formula="oooc:=DAYS(NOW();1/1/8)" office:value-type="float" office:value="39729.8213194444">
            <text:p>39729.82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2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533910340481">
            <text:p>0.35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3-05T14:34:37.357948">
            <text:p>03/05/10</text:p>
          </table:table-cell>
          <table:table-cell/>
          <table:table-cell table:style-name="ce2" table:formula="oooc:=DAYS(NOW();[January.A4])" office:value-type="float" office:value="270.946319444447">
            <text:p>270.95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4" table:default-cell-style-name="Default"/>
        <table:table-column table:style-name="co10" table:default-cell-style-name="ce4"/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ce4"/>
        <table:table-column table:style-name="co1" table:number-columns-repeated="2" table:default-cell-style-name="Default"/>
        <table:table-column table:style-name="co5" table:default-cell-style-name="Default"/>
        <table:table-column table:style-name="co19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8">10/08/2008</text:date>, <text:time>22:4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date>2008-10-08T22:42:41</dc:date>
    <meta:editing-cycles>200</meta:editing-cycles>
    <meta:editing-duration>P11DT8H41M41S</meta:editing-duration>
    <meta:user-defined meta:name="Info 1"/>
    <meta:user-defined meta:name="Info 2"/>
    <meta:user-defined meta:name="Info 3"/>
    <meta:user-defined meta:name="Info 4"/>
    <meta:document-statistic meta:table-count="10" meta:cell-count="2879"/>
  </office:meta>
</office:document-meta>
</file>